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7ddc5" officeooo:paragraph-rsid="0007ddc5"/>
    </style:style>
    <style:style style:name="P2" style:family="paragraph" style:parent-style-name="Standard">
      <style:text-properties officeooo:rsid="000df499" officeooo:paragraph-rsid="000df499"/>
    </style:style>
    <style:style style:name="P3" style:family="paragraph" style:parent-style-name="Standard" style:list-style-name="L1">
      <style:paragraph-properties fo:margin-top="0.101cm" fo:margin-bottom="0.101cm" loext:contextual-spacing="false"/>
      <style:text-properties officeooo:rsid="0005356c" officeooo:paragraph-rsid="0005356c"/>
    </style:style>
    <style:style style:name="P4" style:family="paragraph" style:parent-style-name="Standard" style:list-style-name="L2">
      <style:paragraph-properties fo:margin-top="0.101cm" fo:margin-bottom="0.101cm" loext:contextual-spacing="false" fo:line-height="150%" fo:text-align="start" style:justify-single-word="false"/>
      <style:text-properties officeooo:rsid="0005356c" officeooo:paragraph-rsid="00600444"/>
    </style:style>
    <style:style style:name="P5" style:family="paragraph" style:parent-style-name="Standard" style:list-style-name="L1">
      <style:paragraph-properties fo:margin-top="0.101cm" fo:margin-bottom="0.101cm" loext:contextual-spacing="false"/>
      <style:text-properties officeooo:rsid="0006cc44" officeooo:paragraph-rsid="0006cc44"/>
    </style:style>
    <style:style style:name="P6" style:family="paragraph" style:parent-style-name="Standard" style:list-style-name="L2">
      <style:paragraph-properties fo:margin-top="0.101cm" fo:margin-bottom="0.101cm" loext:contextual-spacing="false" fo:line-height="150%" fo:text-align="start" style:justify-single-word="false"/>
      <style:text-properties officeooo:rsid="0006cc44" officeooo:paragraph-rsid="00600444"/>
    </style:style>
    <style:style style:name="P7" style:family="paragraph" style:parent-style-name="Standard" style:list-style-name="L1">
      <style:paragraph-properties fo:margin-top="0.101cm" fo:margin-bottom="0.101cm" loext:contextual-spacing="false"/>
      <style:text-properties officeooo:rsid="00072e49" officeooo:paragraph-rsid="00072e49"/>
    </style:style>
    <style:style style:name="P8" style:family="paragraph" style:parent-style-name="Standard" style:list-style-name="L2">
      <style:paragraph-properties fo:margin-top="0.101cm" fo:margin-bottom="0.101cm" loext:contextual-spacing="false" fo:line-height="150%" fo:text-align="start" style:justify-single-word="false"/>
      <style:text-properties officeooo:rsid="00072e49" officeooo:paragraph-rsid="00600444"/>
    </style:style>
    <style:style style:name="P9" style:family="paragraph" style:parent-style-name="Standard" style:list-style-name="L1">
      <style:paragraph-properties fo:margin-top="0.101cm" fo:margin-bottom="0.101cm" loext:contextual-spacing="false"/>
      <style:text-properties officeooo:rsid="0009c9a4" officeooo:paragraph-rsid="0009c9a4"/>
    </style:style>
    <style:style style:name="P10" style:family="paragraph" style:parent-style-name="Standard" style:list-style-name="L2">
      <style:paragraph-properties fo:margin-top="0.101cm" fo:margin-bottom="0.101cm" loext:contextual-spacing="false" fo:line-height="150%" fo:text-align="start" style:justify-single-word="false"/>
      <style:text-properties officeooo:rsid="0009c9a4" officeooo:paragraph-rsid="00600444"/>
    </style:style>
    <style:style style:name="P11" style:family="paragraph" style:parent-style-name="Standard" style:list-style-name="L1">
      <style:paragraph-properties fo:margin-top="0.101cm" fo:margin-bottom="0.101cm" loext:contextual-spacing="false"/>
      <style:text-properties officeooo:rsid="000b5101" officeooo:paragraph-rsid="000b5101"/>
    </style:style>
    <style:style style:name="P12" style:family="paragraph" style:parent-style-name="Standard" style:list-style-name="L2">
      <style:paragraph-properties fo:margin-top="0.101cm" fo:margin-bottom="0.101cm" loext:contextual-spacing="false" fo:line-height="150%" fo:text-align="start" style:justify-single-word="false"/>
      <style:text-properties officeooo:rsid="000b5101" officeooo:paragraph-rsid="00600444"/>
    </style:style>
    <style:style style:name="P13" style:family="paragraph" style:parent-style-name="Standard" style:list-style-name="L1">
      <style:paragraph-properties fo:margin-top="0.101cm" fo:margin-bottom="0.101cm" loext:contextual-spacing="false"/>
      <style:text-properties officeooo:rsid="0007ddc5" officeooo:paragraph-rsid="0007ddc5"/>
    </style:style>
    <style:style style:name="P14" style:family="paragraph" style:parent-style-name="Standard" style:list-style-name="L2">
      <style:paragraph-properties fo:margin-top="0.101cm" fo:margin-bottom="0.101cm" loext:contextual-spacing="false" fo:line-height="150%" fo:text-align="start" style:justify-single-word="false"/>
      <style:text-properties officeooo:rsid="0007ddc5" officeooo:paragraph-rsid="00600444"/>
    </style:style>
    <style:style style:name="P15" style:family="paragraph" style:parent-style-name="Standard" style:list-style-name="L1">
      <style:paragraph-properties fo:margin-top="0.101cm" fo:margin-bottom="0.101cm" loext:contextual-spacing="false"/>
      <style:text-properties officeooo:rsid="000c2a84" officeooo:paragraph-rsid="000c2a84"/>
    </style:style>
    <style:style style:name="P16" style:family="paragraph" style:parent-style-name="Standard" style:list-style-name="L2">
      <style:paragraph-properties fo:margin-top="0.101cm" fo:margin-bottom="0.101cm" loext:contextual-spacing="false" fo:line-height="150%" fo:text-align="start" style:justify-single-word="false"/>
      <style:text-properties officeooo:rsid="000c2a84" officeooo:paragraph-rsid="00600444"/>
    </style:style>
    <style:style style:name="P17" style:family="paragraph" style:parent-style-name="Standard" style:list-style-name="L2">
      <style:paragraph-properties fo:margin-top="0.101cm" fo:margin-bottom="0.101cm" loext:contextual-spacing="false" fo:line-height="150%" fo:text-align="start" style:justify-single-word="false"/>
      <style:text-properties officeooo:rsid="00600444" officeooo:paragraph-rsid="00600444"/>
    </style:style>
    <style:style style:name="P18" style:family="paragraph" style:parent-style-name="Standard" style:list-style-name="L2">
      <style:paragraph-properties fo:margin-top="0.101cm" fo:margin-bottom="0.101cm" loext:contextual-spacing="false" fo:line-height="150%" fo:text-align="start" style:justify-single-word="false"/>
      <style:text-properties style:font-name="Liberation Serif" fo:font-size="12pt" fo:font-weight="normal" officeooo:rsid="0007ddc5" officeooo:paragraph-rsid="00600444" fo:background-color="transparent" style:font-size-asian="10.5pt" style:font-weight-asian="normal" style:font-size-complex="12pt" style:font-weight-complex="normal"/>
    </style:style>
    <style:style style:name="P19" style:family="paragraph" style:parent-style-name="Heading_20_2">
      <style:paragraph-properties fo:margin-top="0.101cm" fo:margin-bottom="0.101cm" loext:contextual-spacing="false" fo:text-align="start" style:justify-single-word="false"/>
      <style:text-properties fo:font-size="12pt" officeooo:rsid="0007ddc5" officeooo:paragraph-rsid="0005356c" style:font-size-asian="12pt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b5101"/>
    </style:style>
    <style:style style:name="T3" style:family="text">
      <style:text-properties style:text-underline-style="solid" style:text-underline-width="auto" style:text-underline-color="font-color" officeooo:rsid="000c2a84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0b5101"/>
    </style:style>
    <style:style style:name="T6" style:family="text">
      <style:text-properties style:text-underline-style="none" officeooo:rsid="00600444"/>
    </style:style>
    <style:style style:name="T7" style:family="text">
      <style:text-properties officeooo:rsid="0006cc44"/>
    </style:style>
    <style:style style:name="T8" style:family="text">
      <style:text-properties officeooo:rsid="000b5101"/>
    </style:style>
    <style:style style:name="T9" style:family="text">
      <style:text-properties officeooo:rsid="000c2a84"/>
    </style:style>
    <style:style style:name="T10" style:family="text">
      <style:text-properties officeooo:rsid="000f9642"/>
    </style:style>
    <style:style style:name="T11" style:family="text">
      <style:text-properties officeooo:rsid="00600444"/>
    </style:style>
    <style:style style:name="T12" style:family="text">
      <style:text-properties officeooo:rsid="00156f5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2">E</text:span>ER</text:p>
      <text:h text:style-name="P19" text:outline-level="2"/>
      <text:list xml:id="list3423837213" text:style-name="L2">
        <text:list-item>
          <text:p text:style-name="P4">Pessoa(<text:span text:style-name="T1">CPF</text:span><text:span text:style-name="T4">, nome, telefone</text:span>)</text:p>
        </text:list-item>
        <text:list-item>
          <text:p text:style-name="P4">Cliente(<text:span text:style-name="T1">CPF</text:span><text:span text:style-name="T4">, endereço</text:span>)</text:p>
        </text:list-item>
        <text:list-item>
          <text:p text:style-name="P4">Setor(<text:span text:style-name="T1">codigo</text:span>, nome<text:span text:style-name="T7">)</text:span></text:p>
        </text:list-item>
        <text:list-item>
          <text:p text:style-name="P4">Funcionario(<text:span text:style-name="T1">matricula</text:span>, CPF, dataAdmi<text:span text:style-name="T10">cao</text:span>, salario, codSetor<text:span text:style-name="T7">)</text:span></text:p>
        </text:list-item>
        <text:list-item>
          <text:p text:style-name="P6">GerenciaSetor(<text:span text:style-name="T1">gerente</text:span>, <text:span text:style-name="T1">codSetor</text:span>, dataInicio, dataFim)</text:p>
        </text:list-item>
        <text:list-item>
          <text:p text:style-name="P4">Venda(<text:span text:style-name="T1">codVenda</text:span>, data, formaPagamento, valor, mat<text:span text:style-name="T7">Funcionario</text:span>)</text:p>
        </text:list-item>
        <text:list-item>
          <text:p text:style-name="P17">ClienteVenda(<text:span text:style-name="T4">cpfCliente, codVenda,</text:span> <text:span text:style-name="T1">numCheque</text:span>)</text:p>
        </text:list-item>
        <text:list-item>
          <text:p text:style-name="P8">Compra(<text:span text:style-name="T1">codigo</text:span>, valor, data, matFuncionario)</text:p>
        </text:list-item>
        <text:list-item>
          <text:p text:style-name="P8">Cartão(<text:span text:style-name="T1">numero</text:span>, bandeira, parcelas, titular)</text:p>
        </text:list-item>
        <text:list-item>
          <text:p text:style-name="P10">VendaCartao(<text:span text:style-name="T1">numeroCartao</text:span>, <text:span text:style-name="T1">codVenda</text:span>)</text:p>
        </text:list-item>
        <text:list-item>
          <text:p text:style-name="P8">Fornecedor(<text:span text:style-name="T1">CNPJ</text:span>, nome, numEndereco, rua, cidade, bairro)</text:p>
        </text:list-item>
        <text:list-item>
          <text:p text:style-name="P8">TelefoneFornecedor(<text:span text:style-name="T1">CNPJ</text:span>, <text:span text:style-name="T1">telefone</text:span>)</text:p>
        </text:list-item>
        <text:list-item>
          <text:p text:style-name="P12">CompraFornercedor(<text:span text:style-name="T3">CNPJ</text:span><text:span text:style-name="T9">, </text:span><text:span text:style-name="T3">codCompra</text:span>)</text:p>
        </text:list-item>
        <text:list-item>
          <text:p text:style-name="P14">Produto(<text:span text:style-name="T1">codBarras</text:span>, valorUnid, descricao)</text:p>
        </text:list-item>
        <text:list-item>
          <text:p text:style-name="P16">FornecedorProduto(<text:span text:style-name="T1">CNPJ</text:span>, <text:span text:style-name="T1">codBarrasProduto</text:span>)</text:p>
        </text:list-item>
        <text:list-item>
          <text:p text:style-name="P10">CompraProduto(<text:span text:style-name="T2">codCompra</text:span><text:span text:style-name="T8">, </text:span><text:span text:style-name="T2">codBarrasProduto,</text:span><text:span text:style-name="T5"> </text:span><text:span text:style-name="T6">quantProduto, precoUnid</text:span>)</text:p>
        </text:list-item>
        <text:list-item>
          <text:p text:style-name="P10">VendaProduto(<text:span text:style-name="T1">codVenda</text:span>, <text:span text:style-name="T1">codBarrasProduto</text:span>, quantidade, <text:span text:style-name="T11">precoUnid</text:span>)</text:p>
        </text:list-item>
        <text:list-item>
          <text:p text:style-name="P18">Estoque(idLote, produtosLote, dataFornecimento, <text:s/>dataValidade, quantidadeLotes, codBarrasProduto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Footnote_20_Symbol" style:display-name="Footnote Symbol" style:family="text"/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0T14:24:17.066279340</meta:creation-date>
    <dc:date>2018-09-06T21:23:29.106288389</dc:date>
    <meta:editing-duration>PT3H29M36S</meta:editing-duration>
    <meta:editing-cycles>5</meta:editing-cycles>
    <meta:generator>LibreOffice/6.0.3.2$Linux_X86_64 LibreOffice_project/00m0$Build-2</meta:generator>
    <meta:document-statistic meta:table-count="0" meta:image-count="0" meta:object-count="0" meta:page-count="1" meta:paragraph-count="19" meta:word-count="82" meta:character-count="886" meta:non-whitespace-character-count="840"/>
  </office:meta>
</office:document-meta>
</file>